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line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C3];[.C10];[.C17];[.C24];[.C3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C4];[.C11];[.C18];[.C25];[.C32])"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AVERAGE([.C5];[.C12];[.C19];[.C26];[.C33])" office:value-type="float" office:value="182.6" calcext:value-type="float">
            <text:p>182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6" calcext:value-type="float">
            <text:p>256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AVERAGE([.C6];[.C13];[.C20];[.C27];[.C34])" office:value-type="float" office:value="858.4" calcext:value-type="float">
            <text:p>858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2" calcext:value-type="float">
            <text:p>512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AVERAGE([.C7];[.C14];[.C21];[.C28];[.C35])" office:value-type="float" office:value="1963.4" calcext:value-type="float">
            <text:p>1963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4" calcext:value-type="float">
            <text:p>1024</text:p>
          </table:table-cell>
          <table:table-cell office:value-type="float" office:value="4892" calcext:value-type="float">
            <text:p>4892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AVERAGE([.C8];[.C15];[.C22];[.C29];[.C36])" office:value-type="float" office:value="4874.8" calcext:value-type="float">
            <text:p>4874.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48" calcext:value-type="float">
            <text:p>2048</text:p>
          </table:table-cell>
          <table:table-cell office:value-type="float" office:value="14057" calcext:value-type="float">
            <text:p>14057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AVERAGE([.C9];[.C16];[.C23];[.C30];[.C37])" office:value-type="float" office:value="14056" calcext:value-type="float">
            <text:p>140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inearModelFit[{{4, 5}, {16, 37}, {64, 182}, {256, 858}, {512, 1963}, {1024, 4875}, {2048, 14056}}, {x, x^2}, x]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6" calcext:value-type="float">
            <text:p>256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2" calcext:value-type="float">
            <text:p>512</text:p>
          </table:table-cell>
          <table:table-cell office:value-type="float" office:value="1965" calcext:value-type="float">
            <text:p>196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4" calcext:value-type="float">
            <text:p>1024</text:p>
          </table:table-cell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48" calcext:value-type="float">
            <text:p>2048</text:p>
          </table:table-cell>
          <table:table-cell office:value-type="float" office:value="13879" calcext:value-type="float">
            <text:p>1387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6" calcext:value-type="float">
            <text:p>256</text:p>
          </table:table-cell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24" calcext:value-type="float">
            <text:p>1024</text:p>
          </table:table-cell>
          <table:table-cell office:value-type="float" office:value="4757" calcext:value-type="float">
            <text:p>475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48" calcext:value-type="float">
            <text:p>2048</text:p>
          </table:table-cell>
          <table:table-cell office:value-type="float" office:value="14059" calcext:value-type="float">
            <text:p>1405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6" calcext:value-type="float">
            <text:p>256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2" calcext:value-type="float">
            <text:p>512</text:p>
          </table:table-cell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4" calcext:value-type="float">
            <text:p>1024</text:p>
          </table:table-cell>
          <table:table-cell office:value-type="float" office:value="4865" calcext:value-type="float">
            <text:p>486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8" calcext:value-type="float">
            <text:p>2048</text:p>
          </table:table-cell>
          <table:table-cell office:value-type="float" office:value="14228" calcext:value-type="float">
            <text:p>1422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6" calcext:value-type="float">
            <text:p>256</text:p>
          </table:table-cell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2" calcext:value-type="float">
            <text:p>512</text:p>
          </table:table-cell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4" calcext:value-type="float">
            <text:p>1024</text:p>
          </table:table-cell>
          <table:table-cell office:value-type="float" office:value="4938" calcext:value-type="float">
            <text:p>493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48" calcext:value-type="float">
            <text:p>2048</text:p>
          </table:table-cell>
          <table:table-cell office:value-type="float" office:value="14057" calcext:value-type="float">
            <text:p>140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5:07:01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4:01:41.928000000</meta:creation-date>
    <dc:date>2020-05-09T15:28:03.199000000</dc:date>
    <meta:editing-duration>PT1H5M24S</meta:editing-duration>
    <meta:editing-cycles>14</meta:editing-cycles>
    <meta:generator>LibreOffice/6.4.0.3$Windows_X86_64 LibreOffice_project/b0a288ab3d2d4774cb44b62f04d5d28733ac6df8</meta:generator>
    <meta:document-statistic meta:table-count="1" meta:cell-count="125" meta:object-count="0"/>
  </office:meta>
</office:document-meta>
</file>